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4b543" officeooo:paragraph-rsid="0004b543"/>
    </style:style>
    <style:style style:name="P2"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Standard">
      <style:paragraph-properties fo:margin-top="0in" fo:margin-bottom="0in" loext:contextual-spacing="false" fo:line-height="138%" style:writing-mode="lr-tb"/>
    </style:style>
    <style:style style:name="P4" style:family="paragraph" style:parent-style-name="Standard">
      <style:paragraph-properties fo:margin-top="0in" fo:margin-bottom="0in" loext:contextual-spacing="false" fo:line-height="138%" style:writing-mode="lr-tb"/>
      <style:text-properties officeooo:paragraph-rsid="0004ba11"/>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pt" fo:font-style="normal" style:text-underline-style="solid" style:text-underline-width="auto" style:text-underline-color="font-color" fo:font-weight="bold"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4ba11" officeooo:paragraph-rsid="0004ba11" style:text-blinking="false" fo:background-color="transparent"/>
    </style:style>
    <style:style style:name="P9" style:family="paragraph" style:parent-style-name="Text_20_body">
      <style:paragraph-properties fo:margin-top="0in" fo:margin-bottom="0in" loext:contextual-spacing="false" fo:line-height="138%" style:writing-mode="lr-tb"/>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Standard">
      <style:paragraph-properties fo:margin-left="0in" fo:margin-right="0in" fo:text-align="start" style:justify-single-word="false" fo:text-indent="0in" style:auto-text-indent="false"/>
      <style:text-properties officeooo:paragraph-rsid="0004ba11"/>
    </style:style>
    <style:style style:name="P1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Standard">
      <style:text-properties fo:color="#000000" style:font-name="Monospace" fo:font-size="10pt" style:font-size-asian="10pt"/>
    </style:style>
    <style:style style:name="P16"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Standard"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8" style:family="paragraph" style:parent-style-name="Standard"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9" style:family="paragraph" style:parent-style-name="Standard"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Monospace" fo:font-size="10pt" fo:font-style="normal" style:text-underline-style="none" fo:font-weight="normal" style:text-blinking="false" fo:background-color="#e8f2fe" style:font-size-asian="10pt"/>
    </style:style>
    <style:style style:name="P20" style:family="paragraph" style:parent-style-name="Standard"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Monospace" fo:font-size="10pt" fo:font-style="normal" style:text-underline-style="none" fo:font-weight="normal" officeooo:rsid="0004b543" officeooo:paragraph-rsid="0004b543" style:text-blinking="false" fo:background-color="#e8f2fe" style:font-size-asian="10pt"/>
    </style:style>
    <style:style style:name="P21"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Monospace" fo:font-size="10pt" fo:font-style="normal" style:text-underline-style="none" fo:font-weight="normal" style:text-blinking="false" fo:background-color="transparent" style:font-size-asian="10pt"/>
    </style:style>
    <style:style style:name="P22"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Monospace" fo:font-size="10pt" fo:font-style="normal" style:text-underline-style="none" fo:font-weight="normal" officeooo:rsid="0004ba11" officeooo:paragraph-rsid="0004ba11" style:text-blinking="false" fo:background-color="transparent" style:font-size-asian="10pt"/>
    </style:style>
    <style:style style:name="P23"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Monospace" fo:font-size="10pt" fo:font-style="normal" style:text-underline-style="none" fo:font-weight="normal" officeooo:rsid="0006b970" officeooo:paragraph-rsid="0006b970" style:text-blinking="false" fo:background-color="transparent" style:font-size-asian="10pt"/>
    </style:style>
    <style:style style:name="P24" style:family="paragraph" style:parent-style-name="Standard">
      <style:paragraph-properties fo:margin-top="0in" fo:margin-bottom="0in" loext:contextual-spacing="false" fo:line-height="138%" style:writing-mode="lr-tb"/>
      <style:text-properties fo:font-variant="normal" fo:text-transform="none" fo:color="#3f7f5f" style:text-line-through-style="none" style:text-line-through-type="none" style:font-name="Monospace" fo:font-size="10pt" fo:font-style="normal" style:text-underline-style="none" fo:font-weight="normal" style:text-blinking="false" fo:background-color="transparent" style:font-size-asian="10pt"/>
    </style:style>
    <style:style style:name="P25" style:family="paragraph" style:parent-style-name="Standard">
      <style:paragraph-properties fo:margin-top="0in" fo:margin-bottom="0in" loext:contextual-spacing="false" fo:line-height="138%" style:writing-mode="lr-tb"/>
      <style:text-properties fo:font-variant="normal" fo:text-transform="none" fo:color="#3f7f5f" style:text-line-through-style="none" style:text-line-through-type="none" style:font-name="Monospace" fo:font-size="10pt" fo:font-style="normal" style:text-underline-style="none" fo:font-weight="normal" officeooo:paragraph-rsid="0004ba11" style:text-blinking="false" fo:background-color="transparent" style:font-size-asian="10pt"/>
    </style:style>
    <style:style style:name="P26" style:family="paragraph" style:parent-style-name="Standard" style:list-style-name="L1">
      <style:paragraph-properties fo:margin-top="0in" fo:margin-bottom="0in" loext:contextual-spacing="false" fo:line-height="138%" style:writing-mode="lr-tb"/>
      <style:text-properties officeooo:rsid="0004b543" officeooo:paragraph-rsid="0004b543"/>
    </style:style>
    <style:style style:name="P27" style:family="paragraph" style:parent-style-name="Standard">
      <style:paragraph-properties fo:margin-top="0in" fo:margin-bottom="0in" loext:contextual-spacing="false" fo:line-height="138%" style:writing-mode="lr-tb"/>
      <style:text-properties fo:color="#000000" style:font-name="Monospace" fo:font-size="10pt" style:font-size-asian="10pt"/>
    </style:style>
    <style:style style:name="P28" style:family="paragraph" style:parent-style-name="Standard">
      <style:paragraph-properties fo:margin-top="0in" fo:margin-bottom="0in" loext:contextual-spacing="false" fo:line-height="138%" style:writing-mode="lr-tb"/>
      <style:text-properties fo:color="#000000" style:font-name="Monospace" fo:font-size="10pt" officeooo:rsid="0007d3c2" officeooo:paragraph-rsid="0007d3c2" style:font-size-asian="10pt"/>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0" style:family="paragraph" style:parent-style-name="Standard">
      <style:paragraph-properties fo:margin-left="0in" fo:margin-right="0in" fo:text-align="start" style:justify-single-word="false" fo:text-indent="0in" style:auto-text-indent="false"/>
      <style:text-properties fo:color="#000000" style:font-name="Monospace" fo:font-size="10pt" style:text-underline-style="none" style:font-size-asian="10pt"/>
    </style:style>
    <style:style style:name="P31"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officeooo:rsid="0004ba11" style:font-size-asian="10pt" style:font-weight-asian="bold"/>
    </style:style>
    <style:style style:name="P32" style:family="paragraph" style:parent-style-name="Standard">
      <style:paragraph-properties fo:margin-left="0in" fo:margin-right="0in" fo:text-align="start" style:justify-single-word="false" fo:text-indent="0in" style:auto-text-indent="false"/>
      <style:text-properties style:text-underline-style="solid" style:text-underline-width="auto" style:text-underline-color="font-color"/>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align="start" style:justify-single-word="false" fo:text-indent="0in" style:auto-text-indent="false"/>
    </style:style>
    <style:style style:name="P35" style:family="paragraph" style:parent-style-name="Text_20_body">
      <style:text-properties officeooo:rsid="000be9cc" officeooo:paragraph-rsid="000be9cc"/>
    </style:style>
    <style:style style:name="P36"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7"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8"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9"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0"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1"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2"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3"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903ef"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rsid="000903ef" officeooo:paragraph-rsid="000903ef" style:text-blinking="false" fo:background-color="transparent"/>
    </style:style>
    <style:style style:name="P4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4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rsid="000b1e7f" officeooo:paragraph-rsid="000b1e7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Monospace" fo:font-size="10pt" fo:font-style="normal" style:text-underline-style="none" fo:font-weight="normal" style:text-blinking="false" fo:background-color="transparent" loext:char-shading-value="0" style:font-size-asian="10pt"/>
    </style:style>
    <style:style style:name="T5"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6a3e3e" style:text-line-through-style="none" style:text-line-through-type="none" style:font-name="Monospace" fo:font-size="10pt" fo:font-style="normal" style:text-underline-style="none" fo:font-weight="normal" style:text-blinking="false" fo:background-color="transparent" loext:char-shading-value="0" style:font-size-asian="10pt"/>
    </style:style>
    <style:style style:name="T7" style:family="text">
      <style:text-properties fo:font-variant="normal" fo:text-transform="none" fo:color="#6a3e3e" style:text-line-through-style="none" style:text-line-through-type="none" style:font-name="Monospace" fo:font-size="10pt" style:text-underline-style="none" style:text-blinking="false" fo:background-color="transparent" loext:char-shading-value="0" style:font-size-asian="10pt"/>
    </style:style>
    <style:style style:name="T8" style:family="text">
      <style:text-properties fo:font-variant="normal" fo:text-transform="none" fo:color="#2a00ff" style:text-line-through-style="none" style:text-line-through-type="none" style:font-name="Monospace" fo:font-size="10pt" fo:font-style="normal" style:text-underline-style="none" fo:font-weight="normal" style:text-blinking="false" fo:background-color="transparent" loext:char-shading-value="0" style:font-size-asian="10pt"/>
    </style:style>
    <style:style style:name="T9" style:family="text">
      <style:text-properties fo:color="#000000" style:font-name="Monospace" fo:font-size="10pt" style:font-size-asian="10pt"/>
    </style:style>
    <style:style style:name="T10" style:family="text">
      <style:text-properties fo:color="#000000" style:font-name="Monospace" fo:font-size="10pt" officeooo:rsid="0004b543" style:font-size-asian="10pt"/>
    </style:style>
    <style:style style:name="T11" style:family="text">
      <style:text-properties fo:color="#000000" style:font-name="Monospace" fo:font-size="10pt" style:font-size-asian="10pt"/>
    </style:style>
    <style:style style:name="T12" style:family="text">
      <style:text-properties fo:color="#000000" style:font-name="Monospace" fo:font-size="10pt" fo:font-style="italic" style:font-size-asian="10pt" style:font-style-asian="italic"/>
    </style:style>
    <style:style style:name="T13" style:family="text">
      <style:text-properties fo:color="#000000" style:font-name="Monospace" fo:font-size="10pt" fo:font-style="italic" style:font-size-asian="10pt" style:font-style-asian="italic"/>
    </style:style>
    <style:style style:name="T14" style:family="text">
      <style:text-properties fo:color="#000000" style:font-name="Monospace" fo:font-size="10pt" fo:font-style="italic" style:text-underline-style="solid" style:text-underline-width="auto" style:text-underline-color="font-color" style:font-size-asian="10pt" style:font-style-asian="italic"/>
    </style:style>
    <style:style style:name="T15" style:family="text">
      <style:text-properties fo:color="#000000" style:font-name="Monospace" fo:font-size="10pt" fo:font-style="italic" style:text-underline-style="none" style:font-size-asian="10pt" style:font-style-asian="italic"/>
    </style:style>
    <style:style style:name="T16" style:family="text">
      <style:text-properties fo:color="#000000" style:font-name="Monospace" fo:font-size="10pt" style:text-underline-style="solid" style:text-underline-width="auto" style:text-underline-color="font-color" style:font-size-asian="10pt"/>
    </style:style>
    <style:style style:name="T17" style:family="text">
      <style:text-properties fo:color="#000000" style:font-name="Monospace" fo:font-size="10pt" style:text-underline-style="none" style:font-size-asian="10pt"/>
    </style:style>
    <style:style style:name="T18" style:family="text">
      <style:text-properties officeooo:rsid="0004b543"/>
    </style:style>
    <style:style style:name="T19" style:family="text">
      <style:text-properties fo:color="#6a3e3e" style:font-name="Monospace" fo:font-size="10pt" fo:background-color="#e8f2fe" loext:char-shading-value="0" style:font-size-asian="10pt"/>
    </style:style>
    <style:style style:name="T20" style:family="text">
      <style:text-properties fo:color="#6a3e3e" style:font-name="Monospace" fo:font-size="10pt" style:font-size-asian="10pt"/>
    </style:style>
    <style:style style:name="T21" style:family="text">
      <style:text-properties fo:color="#6a3e3e" style:font-name="Monospace" fo:font-size="10pt" style:font-size-asian="10pt"/>
    </style:style>
    <style:style style:name="T22" style:family="text">
      <style:text-properties fo:color="#6a3e3e" style:font-name="Monospace" fo:font-size="10pt" style:text-underline-style="solid" style:text-underline-width="auto" style:text-underline-color="font-color" style:font-size-asian="10pt"/>
    </style:style>
    <style:style style:name="T23" style:family="text">
      <style:text-properties fo:color="#6a3e3e" style:font-name="Monospace" fo:font-size="10pt" style:text-underline-style="none" style:font-size-asian="10pt"/>
    </style:style>
    <style:style style:name="T24" style:family="text">
      <style:text-properties style:font-name="Monospace" fo:font-size="10pt" fo:background-color="#e8f2fe" loext:char-shading-value="0" style:font-size-asian="10pt"/>
    </style:style>
    <style:style style:name="T25" style:family="text">
      <style:text-properties style:font-name="Monospace" fo:font-size="10pt" style:font-size-asian="10pt"/>
    </style:style>
    <style:style style:name="T26" style:family="text">
      <style:text-properties style:font-name="Monospace" fo:font-size="10pt" style:font-size-asian="10pt"/>
    </style:style>
    <style:style style:name="T27" style:family="text">
      <style:text-properties style:font-name="Monospace" fo:font-size="10pt" fo:font-style="italic" style:font-size-asian="10pt" style:font-style-asian="italic"/>
    </style:style>
    <style:style style:name="T28" style:family="text">
      <style:text-properties style:font-name="Monospace" fo:font-size="10pt" fo:font-style="italic" style:font-size-asian="10pt" style:font-style-asian="italic"/>
    </style:style>
    <style:style style:name="T29" style:family="text">
      <style:text-properties fo:color="#0000c0" style:font-name="Monospace" fo:font-size="10pt" fo:font-style="italic" fo:font-weight="bold" style:font-size-asian="10pt" style:font-style-asian="italic" style:font-weight-asian="bold"/>
    </style:style>
    <style:style style:name="T30" style:family="text">
      <style:text-properties fo:color="#0000c0" style:font-name="Monospace" fo:font-size="10pt" fo:font-style="italic" fo:font-weight="bold" fo:background-color="#e8f2fe" loext:char-shading-value="0" style:font-size-asian="10pt" style:font-style-asian="italic" style:font-weight-asian="bold"/>
    </style:style>
    <style:style style:name="T31" style:family="text">
      <style:text-properties fo:color="#2a00ff" style:font-name="Monospace" fo:font-size="10pt" style:font-size-asian="10pt"/>
    </style:style>
    <style:style style:name="T32" style:family="text">
      <style:text-properties fo:color="#3f7f5f" style:font-name="Monospace" fo:font-size="10pt" style:font-size-asian="10pt"/>
    </style:style>
    <style:style style:name="T33" style:family="text">
      <style:text-properties fo:color="#3f7f5f" style:font-name="Monospace" fo:font-size="10pt" fo:background-color="#e8f2fe" loext:char-shading-value="0" style:font-size-asian="10pt"/>
    </style:style>
    <style:style style:name="T34" style:family="text">
      <style:text-properties fo:color="#3f7f5f" style:font-name="Monospace" fo:font-size="10pt" style:text-underline-style="solid" style:text-underline-width="auto" style:text-underline-color="font-color" style:font-size-asian="10pt"/>
    </style:style>
    <style:style style:name="T35" style:family="text">
      <style:text-properties fo:color="#7f0055" style:font-name="Monospace" fo:font-size="10pt" fo:font-weight="bold" style:font-size-asian="10pt" style:font-weight-asian="bold"/>
    </style:style>
    <style:style style:name="T36" style:family="text">
      <style:text-properties fo:color="#7f0055" style:font-name="Monospace" fo:font-size="10pt" fo:font-weight="bold" officeooo:rsid="0004ba11" style:font-size-asian="10pt" style:font-weight-asian="bold"/>
    </style:style>
    <style:style style:name="T37" style:family="text">
      <style:text-properties fo:color="#7f0055" style:font-name="Monospace" fo:font-size="10pt" fo:font-weight="bold" style:font-size-asian="10pt" style:font-weight-asian="bold"/>
    </style:style>
    <style:style style:name="T38" style:family="text">
      <style:text-properties fo:font-weight="bold" style:font-weight-asian="bold" style:font-weight-complex="bold"/>
    </style:style>
    <style:style style:name="T39" style:family="text">
      <style:text-properties fo:color="#646464" style:font-name="Monospace" fo:font-size="10pt" style:font-size-asian="10pt"/>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text:start-value="2">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3">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4">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5">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6">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7">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1d478a40-4f88-7522-d2b0-30de785443d3"/>Treball Pràctic Programació Funcional: Optimitzar els nostres desplaçaments amb Bicing:</text:p>
      <text:p text:style-name="Text_20_body"/>
      <text:p text:style-name="P7">Arrel del lector de JSON del OpenData de Bicing que heu desenvolupat, l’exercici ćonsisteix en fer servir expressions Lambda amb Streams i amb les interfícies funcionals necessàries per fer les següents consultes i, al final, ser capaços de trobar, abans de sortir de casa, quina és l’estació del Bicing que millor us anirà.</text:p>
      <text:p text:style-name="Text_20_body"/>
      <text:p text:style-name="P9"><text:span text:style-name="T1">Nota:</text:span><text:span text:style-name="T3"> </text:span><text:span text:style-name="T2">Haureu d’entregar aquest exercici </text:span><text:span text:style-name="T1">abans del dia 13/12/2017</text:span><text:span text:style-name="T2">, enviant aquest full amb les respostes i adjuntant el codi (classes principals i main que feu servir, indicant amb comentaris l’exercici a què correspon cada tros de codi específic per a cada pregunta) per correu a </text:span><text:a xlink:type="simple" xlink:href="mailto:cmarin@correu.escoladeltreball.org" text:style-name="Internet_20_link" text:visited-style-name="Visited_20_Internet_20_Link"><text:span text:style-name="T5">cmarin@correu.escoladeltreball.org</text:span></text:a><text:span text:style-name="T2">, indicant a l’assumpte “Treball Bicing Nom i Cognoms Alumne”.</text:span></text:p>
      <text:p text:style-name="Text_20_body"/>
      <text:p text:style-name="P6">Exercicis:</text:p>
      <text:p text:style-name="Text_20_body"/>
      <text:p text:style-name="P7">Es valorarà amb fins 0.5 punts la pulcritud del codi i amb fins a 2 punts l’ordre en que es facin les operacions sobre les dades en cada apartat, per tal de minimitzar la quantitat d’operacions que s’han de fer a cada consulta.</text:p>
      <text:p text:style-name="Text_20_body"/>
      <text:p text:style-name="P7">Mostra per pantalla i copia aquí en un altre color el que et dona:</text:p>
      <text:list xml:id="list5850725007508657059" text:style-name="L1">
        <text:list-item>
          <text:p text:style-name="P36">Les estacions que estan per damunt de la latitud 41.38º (0.5 punts)</text:p>
          <text:list>
            <text:list-item>
              <text:p text:style-name="P36">Resposta:</text:p>
            </text:list-item>
            <text:list-item>
              <text:p text:style-name="P17"><text:span text:style-name="T24"><text:tab/></text:span><text:span text:style-name="T20">stations</text:span><text:span text:style-name="T25">.stream().filter(</text:span><text:span text:style-name="T20">p</text:span><text:span text:style-name="T25"> -&gt; </text:span><text:span text:style-name="T20">p</text:span><text:span text:style-name="T25">.getLatitude() &gt;= 41.38).forEach(</text:span><text:span text:style-name="T20">estacion</text:span><text:span text:style-name="T25"> -&gt; System.</text:span><text:span text:style-name="T29">out</text:span><text:span text:style-name="T25">.println(</text:span><text:span text:style-name="T20">estacion</text:span><text:span text:style-name="T25">.toString()));</text:span></text:p>
            </text:list-item>
            <text:list-item>
              <text:p text:style-name="P19">;</text:p>
            </text:list-item>
            <text:list-item>
              <text:p text:style-name="P26">hay<text:span text:style-name="T38"> 381 </text:span>estaciones por encima de la latitud 41.58º</text:p>
            </text:list-item>
          </text:list>
        </text:list-item>
      </text:list>
      <text:p text:style-name="P14">    </text:p>
      <text:list xml:id="list3267113206762224688" text:style-name="L2">
        <text:list-item>
          <text:p text:style-name="P37">Les estacions que tinguin un altitud major de 50m (0.5 punts)</text:p>
          <text:list>
            <text:list-item>
              <text:p text:style-name="P37">Resposta:</text:p>
            </text:list-item>
            <text:list-item>
              <text:p text:style-name="P18"><text:span text:style-name="T19">stations</text:span><text:span text:style-name="T24">.stream().filter(</text:span><text:span text:style-name="T19">p</text:span><text:span text:style-name="T24"> -&gt; </text:span><text:span text:style-name="T19">p</text:span><text:span text:style-name="T24">.getAltitude() &gt;= 50.00).forEach(</text:span><text:span text:style-name="T19">estacion</text:span><text:span text:style-name="T24"> -&gt; System.</text:span><text:span text:style-name="T30">out</text:span><text:span text:style-name="T24">.println(</text:span><text:span text:style-name="T19">estacion</text:span><text:span text:style-name="T24">.toString()));</text:span></text:p>
            </text:list-item>
            <text:list-item>
              <text:p text:style-name="P20">hay<text:span text:style-name="T38"> 111</text:span> estaciones por encima de los 50m</text:p>
            </text:list-item>
          </text:list>
        </text:list-item>
      </text:list>
      <text:p text:style-name="Text_20_body"/>
      <text:list xml:id="list8865259012923073232" text:style-name="L3">
        <text:list-item>
          <text:p text:style-name="P38"><text:soft-page-break/>Les estacions que tinguin més d’una bici, amb la quantitat de bicis que tenen en aquest moment (1 punt)</text:p>
          <text:list>
            <text:list-item>
              <text:p text:style-name="P38">Resposta:</text:p>
            </text:list-item>
          </text:list>
        </text:list-item>
      </text:list>
      <text:p text:style-name="P2"><text:span text:style-name="T20">stations</text:span><text:span text:style-name="T25">.stream().filter(</text:span><text:span text:style-name="T20">p</text:span><text:span text:style-name="T25"> -&gt; </text:span><text:span text:style-name="T20">p</text:span><text:span text:style-name="T25">.getBikes() &gt; 1).forEach(</text:span><text:span text:style-name="T20">estacion</text:span><text:span text:style-name="T25"> -&gt; System.</text:span><text:span text:style-name="T29">out</text:span><text:span text:style-name="T25">.println(</text:span><text:span text:style-name="T31">"Codigo de estación: "</text:span><text:span text:style-name="T25"> + </text:span><text:span text:style-name="T20">estacion</text:span><text:span text:style-name="T25">.getId() + </text:span><text:span text:style-name="T31">" Numero de Bicis: "</text:span><text:span text:style-name="T25"> + </text:span><text:span text:style-name="T20">estacion</text:span><text:span text:style-name="T25">.getBikes()));</text:span></text:p>
      <text:p text:style-name="P21"/>
      <text:p text:style-name="P21"/>
      <text:p text:style-name="P23">total <text:span text:style-name="T38">328</text:span> estaciones con más de una bici.</text:p>
      <text:p text:style-name="P23"/>
      <text:list xml:id="list8151180385912961326" text:style-name="L4">
        <text:list-item>
          <text:p text:style-name="P39">Les estacions que estiguin tancades, amb l’estat corresponent (1punt)</text:p>
          <text:list>
            <text:list-item>
              <text:p text:style-name="P39">Resposta:</text:p>
            </text:list-item>
          </text:list>
        </text:list-item>
      </text:list>
      <text:p text:style-name="P2"><text:span text:style-name="T32">// </text:span><text:span text:style-name="T34">Suponiendo</text:span><text:span text:style-name="T32"> </text:span><text:span text:style-name="T34">que</text:span><text:span text:style-name="T32"> </text:span><text:span text:style-name="T34">las</text:span><text:span text:style-name="T32"> </text:span><text:span text:style-name="T34">que</text:span><text:span text:style-name="T32"> no </text:span><text:span text:style-name="T34">estén</text:span><text:span text:style-name="T32"> </text:span><text:span text:style-name="T34">abiertas</text:span><text:span text:style-name="T32"> </text:span><text:span text:style-name="T34">están</text:span><text:span text:style-name="T32"> </text:span><text:span text:style-name="T34">cerradas</text:span></text:p>
      <text:p text:style-name="P10"><text:span text:style-name="T20">stations</text:span><text:span text:style-name="T9">.stream().filter(</text:span><text:span text:style-name="T20">p</text:span><text:span text:style-name="T9"> -&gt; !</text:span><text:span text:style-name="T20">p</text:span><text:span text:style-name="T9">.getStatus().equals(</text:span><text:span text:style-name="T31">"OPN"</text:span><text:span text:style-name="T9">)).forEach(</text:span><text:span text:style-name="T20">estacion</text:span><text:span text:style-name="T9"> -&gt; System.</text:span><text:span text:style-name="T29">out</text:span><text:span text:style-name="T9">.println(</text:span><text:span text:style-name="T6">estacion</text:span><text:span text:style-name="T4">.getStreetName() + </text:span><text:span text:style-name="T8">" "</text:span><text:span text:style-name="T4"> + </text:span><text:span text:style-name="T6">estacion</text:span><text:span text:style-name="T4">.getStreetNumber() + </text:span><text:span text:style-name="T8">" - "</text:span><text:span text:style-name="T4"> + </text:span><text:span text:style-name="T6">estacion</text:span><text:span text:style-name="T4">.getStatus()));</text:span></text:p>
      <text:p text:style-name="Text_20_body"/>
      <text:p text:style-name="P35">Carrer Comerç 27 - CLS</text:p>
      <text:p text:style-name="P35">Ramon Trias Fargas <text:s/>- CLS</text:p>
      <text:p text:style-name="P35">Bilbao 11 - CLS</text:p>
      <text:p text:style-name="P35">Bac de Roda 11 - CLS</text:p>
      <text:p text:style-name="P35">Passeig de Taulat 238 - CLS</text:p>
      <text:p text:style-name="P35">Industria <text:s/>241 - CLS</text:p>
      <text:p text:style-name="P35">Mare de Déu dels Ports 235 - CLS</text:p>
      <text:p text:style-name="P35">Duran i Bas 2 - CLS</text:p>
      <text:p text:style-name="P35">(PK) C/ DE BADAJOZ, 58 58 - CLS</text:p>
      <text:p text:style-name="P35">9 resultados</text:p>
      <text:p text:style-name="Text_20_body"/>
      <text:list xml:id="list539416333954602958" text:style-name="L5">
        <text:list-item>
          <text:p text:style-name="P40">Mostra totes les estacions obertes, ordenades pel nom del carrer i el número (1.5 punts)</text:p>
          <text:list>
            <text:list-item>
              <text:p text:style-name="P40">Resposta:</text:p>
            </text:list-item>
          </text:list>
        </text:list-item>
      </text:list>
      <text:p text:style-name="P7"/>
      <text:p text:style-name="P25">/*</text:p>
      <text:p text:style-name="P4"><text:span text:style-name="T32">* A </text:span><text:span text:style-name="T34">continuación</text:span><text:span text:style-name="T32"> </text:span><text:span text:style-name="T34">construiré</text:span><text:span text:style-name="T32"> </text:span><text:span text:style-name="T34">dos</text:span><text:span text:style-name="T32"> </text:span><text:span text:style-name="T34">comparadores</text:span><text:span text:style-name="T32"> </text:span><text:span text:style-name="T34">con</text:span><text:span text:style-name="T32"> el fin </text:span><text:span text:style-name="T34">de</text:span><text:span text:style-name="T32"> </text:span><text:span text:style-name="T34">realizar</text:span><text:span text:style-name="T32"> </text:span><text:span text:style-name="T34">la</text:span></text:p>
      <text:p text:style-name="P4"><text:soft-page-break/><text:span text:style-name="T32">* </text:span><text:span text:style-name="T34">comparación</text:span><text:span text:style-name="T32"> </text:span><text:span text:style-name="T34">de</text:span><text:span text:style-name="T32"> el </text:span><text:span text:style-name="T34">nombre</text:span><text:span text:style-name="T32"> </text:span><text:span text:style-name="T34">de</text:span><text:span text:style-name="T32"> </text:span><text:span text:style-name="T34">la</text:span><text:span text:style-name="T32"> </text:span><text:span text:style-name="T34">calle</text:span><text:span text:style-name="T32"> y </text:span><text:span text:style-name="T34">posteriormente</text:span><text:span text:style-name="T32"> </text:span><text:span text:style-name="T34">realizar</text:span><text:span text:style-name="T32"> </text:span><text:span text:style-name="T34">la</text:span><text:span text:style-name="T32"> </text:span><text:span text:style-name="T34">comparación</text:span></text:p>
      <text:p text:style-name="P4"><text:span text:style-name="T32">* </text:span><text:span text:style-name="T34">del</text:span><text:span text:style-name="T32"> </text:span><text:span text:style-name="T34">numero</text:span><text:span text:style-name="T32"> </text:span><text:span text:style-name="T34">de</text:span><text:span text:style-name="T32"> </text:span><text:span text:style-name="T34">la</text:span><text:span text:style-name="T32"> </text:span><text:span text:style-name="T34">calle</text:span><text:span text:style-name="T32"> </text:span><text:span text:style-name="T34">teniendo</text:span><text:span text:style-name="T32"> </text:span><text:span text:style-name="T34">en</text:span><text:span text:style-name="T32"> </text:span><text:span text:style-name="T34">cuenta</text:span><text:span text:style-name="T32"> </text:span><text:span text:style-name="T34">que</text:span><text:span text:style-name="T32"> el </text:span><text:span text:style-name="T34">numero</text:span><text:span text:style-name="T32"> </text:span><text:span text:style-name="T34">puede</text:span><text:span text:style-name="T32"> </text:span><text:span text:style-name="T34">incluir</text:span><text:span text:style-name="T32"> </text:span><text:span text:style-name="T34">letras</text:span></text:p>
      <text:p text:style-name="P11"><text:span text:style-name="T32">* </text:span><text:span text:style-name="T34">ejemplo</text:span><text:span text:style-name="T32"> 21B</text:span></text:p>
      <text:p text:style-name="P25">*/</text:p>
      <text:p text:style-name="P24"/>
      <text:p text:style-name="P7">// <text:span text:style-name="T18">metodo ordenar por calle</text:span></text:p>
      <text:p text:style-name="P7"/>
      <text:p text:style-name="P2"><text:span text:style-name="T35">class</text:span><text:span text:style-name="T25"> BicingStreetNameComparator </text:span><text:span text:style-name="T35">implements</text:span><text:span text:style-name="T25"> Comparator&lt;StationBicing&gt; {</text:span></text:p>
      <text:p text:style-name="P10"><text:span text:style-name="T9"><text:tab/><text:tab/><text:tab/></text:span><text:span text:style-name="T35">public</text:span><text:span text:style-name="T9"> </text:span><text:span text:style-name="T35">int</text:span><text:span text:style-name="T9"> compare(StationBicing </text:span><text:span text:style-name="T20">a</text:span><text:span text:style-name="T9">, StationBicing </text:span><text:span text:style-name="T20">b</text:span><text:span text:style-name="T9">) {</text:span></text:p>
      <text:p text:style-name="P10"><text:span text:style-name="T9"><text:tab/><text:tab/><text:tab/><text:tab/></text:span><text:span text:style-name="T35">return</text:span><text:span text:style-name="T9"> </text:span><text:span text:style-name="T20">a</text:span><text:span text:style-name="T9">.getStreetName().compareTo(</text:span><text:span text:style-name="T20">b</text:span><text:span text:style-name="T9">.getStreetName());</text:span></text:p>
      <text:p text:style-name="P29"><text:tab/><text:tab/><text:tab/>}</text:p>
      <text:p text:style-name="P29"><text:tab/><text:tab/>}</text:p>
      <text:p text:style-name="P29"/>
      <text:p text:style-name="P10"><text:span text:style-name="T9">// </text:span><text:span text:style-name="T10">Metodo ordenar por numero</text:span></text:p>
      <text:p text:style-name="P10"><text:span text:style-name="T35">class</text:span><text:span text:style-name="T9"> BicingStreetNumberComparator </text:span><text:span text:style-name="T35">implements</text:span><text:span text:style-name="T9"> Comparator&lt;StationBicing&gt; {</text:span></text:p>
      <text:p text:style-name="P10"><text:span text:style-name="T9"><text:tab/></text:span><text:span text:style-name="T35">public</text:span><text:span text:style-name="T9"> </text:span><text:span text:style-name="T35">int</text:span><text:span text:style-name="T9"> compare(StationBicing </text:span><text:span text:style-name="T20">a</text:span><text:span text:style-name="T9">, StationBicing </text:span><text:span text:style-name="T20">b</text:span><text:span text:style-name="T9">) {</text:span></text:p>
      <text:p text:style-name="P10"><text:span text:style-name="T9"><text:tab/><text:tab/><text:tab/><text:tab/></text:span><text:span text:style-name="T35">return</text:span><text:span text:style-name="T9"> extractInt(</text:span><text:span text:style-name="T20">a</text:span><text:span text:style-name="T9">.getStreetNumber()) - <text:tab/><text:tab/><text:tab/><text:tab/>(extractInt(</text:span><text:span text:style-name="T20">b</text:span><text:span text:style-name="T9">.getStreetNumber()));</text:span></text:p>
      <text:p text:style-name="P29"><text:tab/>}</text:p>
      <text:p text:style-name="P12"/>
      <text:p text:style-name="P10"><text:span text:style-name="T9"><text:tab/></text:span><text:span text:style-name="T35">int</text:span><text:span text:style-name="T9"> extractInt(String </text:span><text:span text:style-name="T20">s</text:span><text:span text:style-name="T9">) {</text:span></text:p>
      <text:p text:style-name="P10"><text:span text:style-name="T9"><text:tab/><text:tab/><text:tab/><text:tab/></text:span><text:span text:style-name="T20">s</text:span><text:span text:style-name="T9">.trim();</text:span></text:p>
      <text:p text:style-name="P10"><text:span text:style-name="T9"><text:tab/><text:tab/><text:tab/><text:tab/></text:span><text:span text:style-name="T35">int</text:span><text:span text:style-name="T9"> </text:span><text:span text:style-name="T20">number</text:span><text:span text:style-name="T9"> = 0;</text:span></text:p>
      <text:p text:style-name="P10"><text:span text:style-name="T9"><text:tab/><text:tab/><text:tab/><text:tab/></text:span><text:span text:style-name="T35">try</text:span><text:span text:style-name="T9"> {</text:span></text:p>
      <text:p text:style-name="P10"><text:span text:style-name="T9"><text:tab/><text:tab/><text:tab/><text:tab/><text:tab/></text:span><text:span text:style-name="T20">number</text:span><text:span text:style-name="T9"> = Integer.</text:span><text:span text:style-name="T12">parseInt</text:span><text:span text:style-name="T9">(</text:span><text:span text:style-name="T20">s</text:span><text:span text:style-name="T9">);</text:span></text:p>
      <text:p text:style-name="P10"><text:span text:style-name="T9"><text:tab/><text:tab/><text:tab/><text:tab/>} </text:span><text:span text:style-name="T35">catch</text:span><text:span text:style-name="T9"> (Exception </text:span><text:span text:style-name="T20">e</text:span><text:span text:style-name="T9">) {</text:span></text:p>
      <text:p text:style-name="P10"><text:span text:style-name="T9"><text:tab/><text:tab/><text:tab/><text:tab/><text:tab/></text:span><text:span text:style-name="T20">number</text:span><text:span text:style-name="T9"> = 0;</text:span></text:p>
      <text:p text:style-name="P10"><text:span text:style-name="T9"><text:tab/><text:tab/><text:tab/><text:tab/>} </text:span><text:span text:style-name="T35">finally</text:span><text:span text:style-name="T9"> </text:span><text:span text:style-name="T16">{</text:span></text:p>
      <text:p text:style-name="P32"><text:span text:style-name="T9"><text:tab/><text:tab/><text:tab/></text:span><text:span text:style-name="T35">return</text:span><text:span text:style-name="T9"> </text:span><text:span text:style-name="T20">number</text:span><text:span text:style-name="T9">;</text:span></text:p>
      <text:p text:style-name="P30"><text:tab/><text:tab/>}</text:p>
      <text:p text:style-name="P30"><text:tab/>}</text:p>
      <text:p text:style-name="P29">}</text:p>
      <text:p text:style-name="P2"/>
      <text:p text:style-name="P2"><text:span text:style-name="T25">Collections.</text:span><text:span text:style-name="T27">sort</text:span><text:span text:style-name="T25">(</text:span><text:span text:style-name="T20">stations</text:span><text:span text:style-name="T25">, </text:span><text:span text:style-name="T35">new</text:span><text:span text:style-name="T25"> BicingStreetNumberComparator());</text:span></text:p>
      <text:p text:style-name="P2"><text:span text:style-name="T25">Collections.</text:span><text:span text:style-name="T27">sort</text:span><text:span text:style-name="T25">(</text:span><text:span text:style-name="T20">stations</text:span><text:span text:style-name="T25">,</text:span><text:span text:style-name="T35">new</text:span><text:span text:style-name="T25"> Comparator&lt;StationBicing&gt;() {</text:span></text:p>
      <text:p text:style-name="P10"><text:span text:style-name="T9"><text:tab/><text:tab/></text:span><text:span text:style-name="T39">@Override</text:span></text:p>
      <text:p text:style-name="P10"><text:span text:style-name="T9"><text:tab/><text:tab/></text:span><text:span text:style-name="T35">public</text:span><text:span text:style-name="T9"> </text:span><text:span text:style-name="T35">int</text:span><text:span text:style-name="T9"> compare(StationBicing </text:span><text:span text:style-name="T20">o1</text:span><text:span text:style-name="T9">, StationBicing </text:span><text:span text:style-name="T20">o2</text:span><text:span text:style-name="T9">) {</text:span></text:p>
      <text:p text:style-name="P10"><text:span text:style-name="T9"><text:tab/><text:tab/> </text:span><text:span text:style-name="T35">return</text:span><text:span text:style-name="T9"> </text:span><text:span text:style-name="T20">o1</text:span><text:span text:style-name="T9">.getStreetName().compareTo(</text:span><text:span text:style-name="T20">o2</text:span><text:span text:style-name="T9">.getStreetName());</text:span></text:p>
      <text:p text:style-name="P10"><text:span text:style-name="T9"><text:tab/><text:tab/>}<text:tab/><text:tab/><text:tab/><text:tab/></text:span></text:p>
      <text:p text:style-name="P2"><text:span text:style-name="T25"><text:tab/>});</text:span></text:p>
      <text:p text:style-name="P44"/>
      <text:p text:style-name="P3"><text:span text:style-name="T7">stations</text:span><text:span text:style-name="T9">.stream().filter(</text:span><text:span text:style-name="T20">p</text:span><text:span text:style-name="T9"> -&gt; </text:span><text:span text:style-name="T20">p</text:span><text:span text:style-name="T9">.getStatus().equals(</text:span><text:span text:style-name="T31">"OPN"</text:span><text:span text:style-name="T9">)).forEach(</text:span><text:span text:style-name="T20">estacion</text:span><text:span text:style-name="T9"> -&gt; System.</text:span><text:span text:style-name="T29">out</text:span><text:span text:style-name="T9">.println(</text:span><text:span text:style-name="T20">estacion</text:span><text:span text:style-name="T9">.getStreetName() + </text:span><text:span text:style-name="T31">" "</text:span><text:span text:style-name="T9"> + </text:span><text:span text:style-name="T20">estacion</text:span><text:span text:style-name="T9">.getStreetNumber() + </text:span><text:span text:style-name="T31">" - "</text:span><text:span text:style-name="T9"> + </text:span><text:span text:style-name="T20">estacion</text:span><text:span text:style-name="T9">.getStatus()));</text:span></text:p>
      <text:p text:style-name="P27"/>
      <text:p text:style-name="P28">respuesta: 456 estaciones</text:p>
      <text:p text:style-name="P44">        </text:p>
      <text:list xml:id="list9172132894733208963" text:style-name="L6">
        <text:list-item>
          <text:p text:style-name="P41"><text:soft-page-break/>Mostra les 3 estacions més properes a la teva casa que estiguin obertes i indica de què tipus són (1.5 punts)</text:p>
          <text:list>
            <text:list-item>
              <text:p text:style-name="P41">Indica la teva direcció de Barcelona (si no vols indicar-la o vius fora de la ciutat, tria una parada de metro que tinguis a prop, o que coneguis):</text:p>
            </text:list-item>
            <text:list-item>
              <text:p text:style-name="P41">Indica les coordinades de la direcció (podeu averiguar-les amb el Google Maps):</text:p>
              <text:list>
                <text:list-item>
                  <text:p text:style-name="P41">Latitud: <text:span text:style-name="T33">41.4324</text:span></text:p>
                </text:list-item>
                <text:list-item>
                  <text:p text:style-name="P41">Longitud: <text:span text:style-name="T33">2.1761</text:span></text:p>
                </text:list-item>
              </text:list>
            </text:list-item>
            <text:list-item>
              <text:p text:style-name="P41">Resposta:</text:p>
            </text:list-item>
          </text:list>
        </text:list-item>
      </text:list>
      <text:p text:style-name="P7"/>
      <text:p text:style-name="P8">funcion que compara distancias:</text:p>
      <text:p text:style-name="P8"/>
      <text:p text:style-name="P22"><text:span text:style-name="T25"/></text:p>
      <text:p text:style-name="P22"/>
      <text:p text:style-name="P2"><text:span text:style-name="T35">for</text:span><text:span text:style-name="T25"> (StationBicing </text:span><text:span text:style-name="T20">estacio</text:span><text:span text:style-name="T25"> : </text:span><text:span text:style-name="T20">stations</text:span><text:span text:style-name="T25">) {</text:span></text:p>
      <text:p text:style-name="P10"><text:span text:style-name="T20"><text:tab/>estacio</text:span><text:span text:style-name="T9">.setDistance</text:span><text:span text:style-name="T17">(</text:span><text:span text:style-name="T23">stationsDAO</text:span><text:span text:style-name="T17">.</text:span><text:span text:style-name="T15">distanciaCoord</text:span><text:span text:style-name="T17">(</text:span><text:span text:style-name="T23">estacio</text:span><text:span text:style-name="T17">.getLatitude(), <text:tab/></text:span><text:span text:style-name="T23">estacio</text:span><text:span text:style-name="T17">.getLongitude(), 41.4324, 2.1761));</text:span></text:p>
      <text:p text:style-name="P29">}</text:p>
      <text:p text:style-name="P29"/>
      <text:p text:style-name="P10"><text:span text:style-name="T9">Collections.</text:span><text:span text:style-name="T12">sort</text:span><text:span text:style-name="T9">(</text:span><text:span text:style-name="T20">stations</text:span><text:span text:style-name="T9">, </text:span><text:span text:style-name="T35">new</text:span><text:span text:style-name="T9"> Comparator&lt;StationBicing&gt;() {</text:span></text:p>
      <text:p text:style-name="P10"><text:span text:style-name="T9"><text:tab/></text:span><text:span text:style-name="T35">public</text:span><text:span text:style-name="T9"> </text:span><text:span text:style-name="T35">int</text:span><text:span text:style-name="T9"> compare(StationBicing </text:span><text:span text:style-name="T20">a</text:span><text:span text:style-name="T9">, StationBicing </text:span><text:span text:style-name="T20">b</text:span><text:span text:style-name="T9">) {</text:span></text:p>
      <text:p text:style-name="P10"><text:span text:style-name="T9"><text:tab/><text:tab/></text:span><text:span text:style-name="T35">if</text:span><text:span text:style-name="T9"> (</text:span><text:span text:style-name="T20">a</text:span><text:span text:style-name="T9">.getDistance() &lt; (</text:span><text:span text:style-name="T20">b</text:span><text:span text:style-name="T9">.getDistance()))</text:span></text:p>
      <text:p text:style-name="P10"><text:span text:style-name="T9"><text:tab/><text:tab/><text:tab/></text:span><text:span text:style-name="T35">return</text:span><text:span text:style-name="T9"> -1;</text:span></text:p>
      <text:p text:style-name="P10"><text:span text:style-name="T9"><text:tab/><text:tab/></text:span><text:span text:style-name="T35">if</text:span><text:span text:style-name="T9"> (</text:span><text:span text:style-name="T20">a</text:span><text:span text:style-name="T9">.getDistance() &gt; (</text:span><text:span text:style-name="T20">b</text:span><text:span text:style-name="T9">.getDistance()))</text:span></text:p>
      <text:p text:style-name="P10"><text:span text:style-name="T9"><text:tab/><text:tab/><text:tab/></text:span><text:span text:style-name="T35">return</text:span><text:span text:style-name="T9"> 1;</text:span></text:p>
      <text:p text:style-name="P10"><text:span text:style-name="T9"><text:tab/><text:tab/></text:span><text:span text:style-name="T35">return</text:span><text:span text:style-name="T9"> 0;</text:span></text:p>
      <text:p text:style-name="P10"><text:span text:style-name="T9"><text:tab/><text:tab/>}</text:span></text:p>
      <text:p text:style-name="P10"><text:span text:style-name="T9"><text:tab/>});</text:span></text:p>
      <text:p text:style-name="P31"/>
      <text:p text:style-name="P10"><text:span text:style-name="T36">f</text:span><text:span text:style-name="T35">or</text:span><text:span text:style-name="T9"> (</text:span><text:span text:style-name="T35">int</text:span><text:span text:style-name="T9"> </text:span><text:span text:style-name="T20">i</text:span><text:span text:style-name="T9"> = 0; </text:span><text:span text:style-name="T20">i</text:span><text:span text:style-name="T9"> &lt;= 2; </text:span><text:span text:style-name="T20">i</text:span><text:span text:style-name="T9">++) {</text:span></text:p>
      <text:p text:style-name="P10"><text:span text:style-name="T9"><text:tab/>StationBicing </text:span><text:span text:style-name="T20">near</text:span><text:span text:style-name="T9"> = </text:span><text:span text:style-name="T20">stations</text:span><text:span text:style-name="T9">.get(</text:span><text:span text:style-name="T20">i</text:span><text:span text:style-name="T9">);</text:span></text:p>
      <text:p text:style-name="P10"><text:span text:style-name="T9"><text:tab/>System.</text:span><text:span text:style-name="T29">out</text:span><text:span text:style-name="T9">.println(</text:span><text:span text:style-name="T20">near</text:span><text:span text:style-name="T9">.getId() + </text:span><text:span text:style-name="T31">" "</text:span><text:span text:style-name="T9"> + </text:span><text:span text:style-name="T20">near</text:span><text:span text:style-name="T9">.getStreetName() + </text:span><text:span text:style-name="T31">", "</text:span><text:span text:style-name="T9"> + <text:tab/></text:span><text:span text:style-name="T20">near</text:span><text:span text:style-name="T9">.getStreetNumber() + </text:span><text:span text:style-name="T31">" - " </text:span><text:span text:style-name="T9">+ </text:span><text:span text:style-name="T20">near</text:span><text:span text:style-name="T9">.getType());</text:span></text:p>
      <text:p text:style-name="P21">}</text:p>
      <text:p text:style-name="P13"/>
      <text:p text:style-name="P45">300 Carrer de Maladeta, 1 - BIKE</text:p>
      <text:p text:style-name="P45">299 Carrer de l'Escultor Ordoñez, 55 - BIKE</text:p>
      <text:p text:style-name="P45">288 Pl. Virrei Amat, <text:s/>- BIKE</text:p>
      <text:p text:style-name="P45"/>
      <text:p text:style-name="P45"/>
      <text:list xml:id="list8612939706102614269" text:style-name="L7">
        <text:list-item>
          <text:p text:style-name="P43"><text:soft-page-break/>Mostra l’estació elèctrica més propera a la direcció que hagis indicat al punt anterior (1.5 punts) i el número de bicis disponibles</text:p>
          <text:list>
            <text:list-item>
              <text:p text:style-name="P42">Resposta:</text:p>
            </text:list-item>
          </text:list>
        </text:list-item>
      </text:list>
      <text:p text:style-name="Text_20_body"/>
      <text:p text:style-name="Standard"><text:span text:style-name="T35">for</text:span><text:span text:style-name="T9"> (StationBicing </text:span><text:span text:style-name="T20">estacio</text:span><text:span text:style-name="T9"> : </text:span><text:span text:style-name="T20">stations</text:span><text:span text:style-name="T9">) {</text:span></text:p>
      <text:p text:style-name="P10"><text:span text:style-name="T9"><text:s/></text:span><text:span text:style-name="T20">estacio</text:span><text:span text:style-name="T9">.setDistance(</text:span><text:span text:style-name="T22">stationsDAO</text:span><text:span text:style-name="T16">.</text:span><text:span text:style-name="T14">distanciaCoord</text:span><text:span text:style-name="T16">(</text:span><text:span text:style-name="T22">estacio</text:span><text:span text:style-name="T16">.getLatitude(), </text:span><text:span text:style-name="T22">estacio</text:span><text:span text:style-name="T16">.getLongitude(), 41.4324, 2.1761)</text:span><text:span text:style-name="T9">);</text:span></text:p>
      <text:p text:style-name="P29">}</text:p>
      <text:p text:style-name="P10"><text:span text:style-name="T9">Collections.</text:span><text:span text:style-name="T12">sort</text:span><text:span text:style-name="T9">(</text:span><text:span text:style-name="T20">stations</text:span><text:span text:style-name="T9">, </text:span><text:span text:style-name="T35">new</text:span><text:span text:style-name="T9"> BicingDistanceComparator());</text:span></text:p>
      <text:p text:style-name="P10"><text:span text:style-name="T35">boolean</text:span><text:span text:style-name="T9"> </text:span><text:span text:style-name="T20">encontrado</text:span><text:span text:style-name="T9"> = </text:span><text:span text:style-name="T35">false</text:span><text:span text:style-name="T9">;</text:span></text:p>
      <text:p text:style-name="P10"><text:span text:style-name="T35">int</text:span><text:span text:style-name="T9"> </text:span><text:span text:style-name="T20">i</text:span><text:span text:style-name="T9"> = 0;</text:span></text:p>
      <text:p text:style-name="P10"><text:span text:style-name="T35">while</text:span><text:span text:style-name="T9"> (!</text:span><text:span text:style-name="T20">encontrado</text:span><text:span text:style-name="T9">) {</text:span></text:p>
      <text:p text:style-name="P10"><text:span text:style-name="T9"><text:tab/></text:span><text:span text:style-name="T35">if</text:span><text:span text:style-name="T9"> (</text:span><text:span text:style-name="T20">stations</text:span><text:span text:style-name="T9">.get(</text:span><text:span text:style-name="T20">i</text:span><text:span text:style-name="T9">).getType().equals(</text:span><text:span text:style-name="T31">"BIKE-ELECTRIC"</text:span><text:span text:style-name="T9">)) {</text:span></text:p>
      <text:p text:style-name="P10"><text:span text:style-name="T9"><text:tab/>StationBicing </text:span><text:span text:style-name="T20">sb</text:span><text:span text:style-name="T9"> = </text:span><text:span text:style-name="T20">stations</text:span><text:span text:style-name="T9">.get(</text:span><text:span text:style-name="T20">i</text:span><text:span text:style-name="T9">);</text:span></text:p>
      <text:p text:style-name="P10"><text:span text:style-name="T9"><text:tab/>System.</text:span><text:span text:style-name="T29">out</text:span><text:span text:style-name="T9">.println(</text:span><text:span text:style-name="T20">sb</text:span><text:span text:style-name="T9">.getId() + </text:span><text:span text:style-name="T31">" "</text:span><text:span text:style-name="T9"> + </text:span><text:span text:style-name="T20">sb</text:span><text:span text:style-name="T9">.getStreetName() + </text:span><text:span text:style-name="T31">", "</text:span><text:span text:style-name="T9"> + <text:tab/></text:span><text:span text:style-name="T20">sb</text:span><text:span text:style-name="T9">.getStreetNumber() + </text:span><text:span text:style-name="T31">" - " </text:span><text:span text:style-name="T9">+ </text:span><text:span text:style-name="T20">sb</text:span><text:span text:style-name="T9">.getType() + </text:span><text:span text:style-name="T31">" Bicis: "</text:span><text:span text:style-name="T9"> + </text:span><text:span text:style-name="T20">sb</text:span><text:span text:style-name="T9">.getBikes());</text:span></text:p>
      <text:p text:style-name="P10"><text:span text:style-name="T9"><text:tab/></text:span><text:span text:style-name="T20">encontrado</text:span><text:span text:style-name="T9"> = </text:span><text:span text:style-name="T35">true</text:span><text:span text:style-name="T9">;</text:span></text:p>
      <text:p text:style-name="P29"><text:tab/>}</text:p>
      <text:p text:style-name="P10"><text:span text:style-name="T20">i</text:span><text:span text:style-name="T9">++;</text:span></text:p>
      <text:p text:style-name="P15">}</text:p>
      <text:p text:style-name="P13"/>
      <text:p text:style-name="P47">resultado: 464 (PK) C/ DE RAMON ALBÓ, 77s, 77 - BIKE-ELECTRIC Bicis: 9</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4b543" officeooo:paragraph-rsid="0004b54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03 programación <text:tab/><text:tab/>Jhonny Menes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2:00:43.960945819</meta:creation-date>
    <dc:date>2017-12-13T16:43:26.263279029</dc:date>
    <meta:editing-duration>PT21M42S</meta:editing-duration>
    <meta:editing-cycles>7</meta:editing-cycles>
    <meta:generator>LibreOffice/5.1.6.2.0$Linux_X86_64 LibreOffice_project/10$Build-2</meta:generator>
    <meta:document-statistic meta:table-count="0" meta:image-count="0" meta:object-count="0" meta:page-count="5" meta:paragraph-count="120" meta:word-count="827" meta:character-count="5821" meta:non-whitespace-character-count="5013"/>
  </office:meta>
</office:document-meta>
</file>